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4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hast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horr</text:p>
          </table:table-cell>
          <table:table-cell office:value-type="string" calcext:value-type="string">
            <text:p>lght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ro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ppow</text:p>
          </table:table-cell>
          <table:table-cell office:value-type="string" calcext:value-type="string">
            <text:p>pvit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su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thno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Darkness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eibo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Haste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goul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Heal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kulten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orror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mutu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Light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necronom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PermaPower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octav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PermaResist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pnakotic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PermaVitality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prodig</text:p>
          </table:table-cell>
          <table:table-cell table:number-columns-repeated="15"/>
          <table:table-cell office:value-type="string" calcext:value-type="string">
            <text:p>Power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regla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Protect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rohonc</text:p>
          </table:table-cell>
          <table:table-cell table:number-columns-repeated="15"/>
          <table:table-cell office:value-type="string" calcext:value-type="string">
            <text:p>Random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vermi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voynich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Weakness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xarc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16:47:43.358096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phy </meta:initial-creator>
    <meta:creation-date>2017-03-29T20:47:56.705014653</meta:creation-date>
    <dc:date>2017-04-23T17:29:32.268478368</dc:date>
    <dc:creator>ralphy </dc:creator>
    <meta:editing-duration>P2DT1H35M46S</meta:editing-duration>
    <meta:editing-cycles>2</meta:editing-cycles>
    <meta:generator>LibreOffice/4.2.8.2$Linux_X86_64 LibreOffice_project/420m0$Build-2</meta:generator>
    <meta:document-statistic meta:table-count="1" meta:cell-count="68" meta:object-count="0"/>
  </office:meta>
</office:document-meta>
</file>